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iberation Sans1" officeooo:rsid="001af3e5" officeooo:paragraph-rsid="001af3e5"/>
    </style:style>
    <style:style style:name="P2" style:family="paragraph" style:parent-style-name="Heading_20_1">
      <style:text-properties style:font-name="Liberation Sans1"/>
    </style:style>
    <style:style style:name="P3" style:family="paragraph" style:parent-style-name="Heading_20_1">
      <style:text-properties style:font-name="Liberation Sans1" officeooo:rsid="0012b8a1" officeooo:paragraph-rsid="0012b8a1"/>
    </style:style>
    <style:style style:name="P4" style:family="paragraph" style:parent-style-name="Heading_20_1">
      <style:text-properties style:font-name="Liberation Sans1" officeooo:rsid="000c3824" officeooo:paragraph-rsid="000c3824"/>
    </style:style>
    <style:style style:name="P5" style:family="paragraph" style:parent-style-name="Heading_20_3">
      <style:text-properties style:font-name="Liberation Sans1" officeooo:rsid="000c3824" officeooo:paragraph-rsid="000c3824"/>
    </style:style>
    <style:style style:name="P6" style:family="paragraph" style:parent-style-name="Text_20_body" style:list-style-name="L1">
      <style:text-properties officeooo:paragraph-rsid="0023cd6a"/>
    </style:style>
    <style:style style:name="P7" style:family="paragraph" style:parent-style-name="Text_20_body">
      <style:text-properties style:font-name="Liberation Sans1" officeooo:paragraph-rsid="000f3e78"/>
    </style:style>
    <style:style style:name="P8" style:family="paragraph" style:parent-style-name="Text_20_body" style:list-style-name="L2">
      <style:text-properties style:font-name="Liberation Sans1" officeooo:paragraph-rsid="000f3e78"/>
    </style:style>
    <style:style style:name="P9" style:family="paragraph" style:parent-style-name="Text_20_body">
      <style:text-properties style:font-name="Liberation Sans1" officeooo:rsid="000c3824" officeooo:paragraph-rsid="000c3824"/>
    </style:style>
    <style:style style:name="P10" style:family="paragraph" style:parent-style-name="Text_20_body" style:list-style-name="L3">
      <style:text-properties style:font-name="Liberation Sans1" officeooo:rsid="000c3824" officeooo:paragraph-rsid="000c3824"/>
    </style:style>
    <style:style style:name="P11" style:family="paragraph" style:parent-style-name="Text_20_body" style:list-style-name="L5">
      <style:text-properties style:font-name="Liberation Sans1" officeooo:rsid="000c3824" officeooo:paragraph-rsid="000c3824"/>
    </style:style>
    <style:style style:name="P12" style:family="paragraph" style:parent-style-name="Text_20_body">
      <style:text-properties style:font-name="Liberation Sans1" style:text-underline-style="solid" style:text-underline-width="auto" style:text-underline-color="font-color" officeooo:rsid="000c3824" officeooo:paragraph-rsid="000c3824"/>
    </style:style>
    <style:style style:name="P13" style:family="paragraph" style:parent-style-name="Text_20_body">
      <style:text-properties style:font-name="Liberation Sans1" officeooo:paragraph-rsid="000c3824"/>
    </style:style>
    <style:style style:name="P14" style:family="paragraph" style:parent-style-name="Text_20_body">
      <style:text-properties style:font-name="Liberation Sans1" officeooo:rsid="0014d840" officeooo:paragraph-rsid="0014d840"/>
    </style:style>
    <style:style style:name="P15" style:family="paragraph" style:parent-style-name="Text_20_body" style:list-style-name="L4">
      <style:text-properties style:font-name="Liberation Sans1" officeooo:rsid="001c1967" officeooo:paragraph-rsid="001c1967"/>
    </style:style>
    <style:style style:name="P16" style:family="paragraph" style:parent-style-name="Text_20_body" style:list-style-name="L6">
      <style:text-properties style:font-name="Liberation Sans1" officeooo:paragraph-rsid="000c3824"/>
    </style:style>
    <style:style style:name="P17" style:family="paragraph" style:parent-style-name="Text_20_body" style:list-style-name="L1">
      <style:text-properties style:font-name="Liberation Sans1" officeooo:rsid="002517c0" officeooo:paragraph-rsid="002517c0"/>
    </style:style>
    <style:style style:name="P18" style:family="paragraph" style:parent-style-name="Text_20_body">
      <style:text-properties style:font-name="Liberation Sans1" officeooo:rsid="002666aa" officeooo:paragraph-rsid="002666aa"/>
    </style:style>
    <style:style style:name="P19" style:family="paragraph" style:parent-style-name="Text_20_body" style:list-style-name="L1">
      <style:text-properties officeooo:rsid="002409ee" officeooo:paragraph-rsid="002409ee"/>
    </style:style>
    <style:style style:name="P20" style:family="paragraph" style:parent-style-name="Text_20_body" style:list-style-name="L1">
      <style:text-properties officeooo:rsid="002517c0" officeooo:paragraph-rsid="002517c0"/>
    </style:style>
    <style:style style:name="P21" style:family="paragraph" style:parent-style-name="Text_20_body">
      <style:text-properties officeooo:rsid="002a6fa9" officeooo:paragraph-rsid="002a6fa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3e78"/>
    </style:style>
    <style:style style:name="T3" style:family="text">
      <style:text-properties style:text-underline-style="solid" style:text-underline-width="auto" style:text-underline-color="font-color" officeooo:rsid="000f842a"/>
    </style:style>
    <style:style style:name="T4" style:family="text">
      <style:text-properties officeooo:rsid="000da4a6"/>
    </style:style>
    <style:style style:name="T5" style:family="text">
      <style:text-properties officeooo:rsid="000c3824"/>
    </style:style>
    <style:style style:name="T6" style:family="text">
      <style:text-properties style:text-underline-style="non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90875"/>
    </style:style>
    <style:style style:name="T10" style:family="text">
      <style:text-properties officeooo:rsid="001b247d"/>
    </style:style>
    <style:style style:name="T11" style:family="text">
      <style:text-properties officeooo:rsid="001b247d" style:font-name-asian="Noto Sans CJK SC Regular" style:font-name-complex="Lohit Devanagari"/>
    </style:style>
    <style:style style:name="T12" style:family="text">
      <style:text-properties officeooo:rsid="001b247d" style:font-name-asian="Liberation Serif" style:font-name-complex="Liberation Serif"/>
    </style:style>
    <style:style style:name="T13" style:family="text">
      <style:text-properties style:font-name="Liberation Sans1"/>
    </style:style>
    <style:style style:name="T14" style:family="text">
      <style:text-properties style:font-name="Liberation Sans1" officeooo:rsid="0023cd6a"/>
    </style:style>
    <style:style style:name="T15" style:family="text">
      <style:text-properties style:font-name="Liberation Sans1" officeooo:rsid="00275132"/>
    </style:style>
    <style:style style:name="T16" style:family="text">
      <style:text-properties style:font-name="Liberation Sans1" officeooo:rsid="002910d4"/>
    </style:style>
    <style:style style:name="T17" style:family="text">
      <style:text-properties style:font-name="Liberation Sans1" officeooo:rsid="000c3824"/>
    </style:style>
    <style:style style:name="T18" style:family="text">
      <style:text-properties style:text-position="super 58%"/>
    </style:style>
    <style:style style:name="T19" style:family="text">
      <style:text-properties style:text-position="super 58%" officeooo:rsid="001c130c"/>
    </style:style>
    <style:style style:name="T20" style:family="text">
      <style:text-properties style:text-position="super 58%" officeooo:rsid="001dff77"/>
    </style:style>
    <style:style style:name="T21" style:family="text">
      <style:text-properties officeooo:rsid="0023cd6a"/>
    </style:style>
    <style:style style:name="T22" style:family="text">
      <style:text-properties officeooo:rsid="002666aa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sembles de nombres</text:p>
      <text:h text:style-name="P2" text:outline-level="1">Programme</text:h>
      <text:p text:style-name="P7"><text:span text:style-name="T3">Contenus</text:span><text:span text:style-name="T4"> :</text:span></text:p>
      <text:list xml:id="list2802778080" text:style-name="L2">
        <text:list-item>
          <text:p text:style-name="P8">Ensemble ℝ des nombres réels, droite numérique.</text:p>
        </text:list-item>
        <text:list-item>
          <text:p text:style-name="P8">Intervalles de ℝ. Notations <text:span text:style-name="T10">+</text:span><text:span text:style-name="T12">∞</text:span> et -<text:span text:style-name="T12">∞</text:span><text:span text:style-name="T11">.</text:span></text:p>
        </text:list-item>
        <text:list-item>
          <text:p text:style-name="P8">Représentation de l’intervalle [a - r , a + r] puis caractérisation par la condition |x - a| ⩽ r.</text:p>
        </text:list-item>
        <text:list-item>
          <text:p text:style-name="P8">Ensemble 𝔻 des nombres décimaux. Encadrement décimal d’un nombre réel à 10<text:span text:style-name="T18">-</text:span><text:span text:style-name="T19">n</text:span> près.</text:p>
        </text:list-item>
        <text:list-item>
          <text:p text:style-name="P8">Ensemble ℚ des nombres rationnels. Nombres irrationnels ; exemples fournis par la géométrie, par exemple<draw:frame draw:style-name="fr1" draw:name="Objet1" text:anchor-type="as-char" svg:y="-0.499cm" svg:width="0.7cm" svg:height="0.677cm" draw:z-index="0"><draw:object xlink:href="./Object 1" xlink:type="simple" xlink:show="embed" xlink:actuate="onLoad"/><draw:image xlink:href="./ObjectReplacements/Object 1" xlink:type="simple" xlink:show="embed" xlink:actuate="onLoad"/></draw:frame>et π.</text:p>
        </text:list-item>
        <text:list-item>
          <text:p text:style-name="P8">Notations ℕ et ℤ.</text:p>
        </text:list-item>
      </text:list>
      <text:p text:style-name="P9"><text:span text:style-name="T3">Capacités attendues</text:span> :</text:p>
      <text:list xml:id="list1226519141" text:style-name="L3">
        <text:list-item>
          <text:p text:style-name="P10">Associer à chaque point de la droite graduée un unique nombre réel et réciproquement.</text:p>
        </text:list-item>
        <text:list-item>
          <text:p text:style-name="P10">Représenter un intervalle de la droite numérique. Déterminer si un nombre réel appartient à un intervalle donné.</text:p>
        </text:list-item>
        <text:list-item>
          <text:p text:style-name="P10">Donner un encadrement, d’amplitude donnée, d’un nombre réel par des décimaux.</text:p>
        </text:list-item>
        <text:list-item>
          <text:p text:style-name="P10">Dans le cadre de la résolution de problèmes, arrondir en donnant le nombre de chiffres significatifs adapté à la situation étudiée.</text:p>
        </text:list-item>
      </text:list>
      <text:p text:style-name="P9"><text:span text:style-name="T3">Démonstration</text:span> :</text:p>
      <text:list xml:id="list3373447413" text:style-name="L4">
        <text:list-item>
          <text:p text:style-name="P15">Le nombre rationnel<draw:frame draw:style-name="fr1" draw:name="Objet2" text:anchor-type="as-char" svg:y="-0.781cm" svg:width="0.527cm" svg:height="1.321cm" draw:z-index="1"><draw:object xlink:href="./Object 2" xlink:type="simple" xlink:show="embed" xlink:actuate="onLoad"/><draw:image xlink:href="./ObjectReplacements/Object 2" xlink:type="simple" xlink:show="embed" xlink:actuate="onLoad"/></draw:frame>n’est pas décimal.</text:p>
        </text:list-item>
        <text:list-item>
          <text:p text:style-name="P15">Le nombre réel<draw:frame draw:style-name="fr1" draw:name="Objet3" text:anchor-type="as-char" svg:y="-0.499cm" svg:width="0.7cm" svg:height="0.677cm" draw:z-index="2"><draw:object xlink:href="./Object 3" xlink:type="simple" xlink:show="embed" xlink:actuate="onLoad"/><draw:image xlink:href="./ObjectReplacements/Object 3" xlink:type="simple" xlink:show="embed" xlink:actuate="onLoad"/></draw:frame>est irrationnel.</text:p>
        </text:list-item>
      </text:list>
      <text:p text:style-name="P12">Exemple d’algorithme<text:span text:style-name="T6"> :</text:span></text:p>
      <text:list xml:id="list2697386477" text:style-name="L5">
        <text:list-item>
          <text:p text:style-name="P11">Déterminer par balayage un encadrement de 10<text:span text:style-name="T18">-</text:span><text:span text:style-name="T20">n</text:span>.</text:p>
        </text:list-item>
      </text:list>
      <text:p text:style-name="P13"><text:span text:style-name="T2">Approfondissement possible</text:span><text:span text:style-name="T5"> :</text:span></text:p>
      <text:list xml:id="list1234220398" text:style-name="L6">
        <text:list-item>
          <text:p text:style-name="P16">Développement décimal illimité d’un nombre réel.</text:p>
        </text:list-item>
        <text:list-item>
          <text:p text:style-name="P16"><text:soft-page-break/>Observation, sur des exemples, de la périodicité du développement décimal de nombres rationnels, du fait qu’un développement décimal périodique correspond à un rationnel.</text:p>
        </text:list-item>
      </text:list>
      <text:h text:style-name="P3" text:outline-level="1">Objectif<text:span text:style-name="T9">s</text:span> d’apprentissage</text:h>
      <text:p text:style-name="P14">(note : utiliser un verbe d’<text:span text:style-name="T7">action </text:span><text:span text:style-name="T8">!)</text:span></text:p>
      <text:list xml:id="list1698375385" text:style-name="L1">
        <text:list-item>
          <text:p text:style-name="P6"><text:span text:style-name="T14">Reconnaître </text:span><text:span text:style-name="T15">et nommer</text:span><text:span text:style-name="T14"> l’ensemble auquel un nombre appartient.</text:span></text:p>
        </text:list-item>
        <text:list-item>
          <text:p text:style-name="P19"><text:span text:style-name="T14">D</text:span><text:span text:style-name="T13">éterminer l’union et l’intersection de deux ensembles </text:span><text:span text:style-name="T16">fini, ou de deux intervalles.</text:span></text:p>
        </text:list-item>
        <text:list-item>
          <text:p text:style-name="P20"><text:span text:style-name="T13">Déterminer si un nombre appartient à un ensemble, si un ensemble est contenu dans un autre.</text:span></text:p>
        </text:list-item>
        <text:list-item>
          <text:p text:style-name="P17">Donner l’intervalle correspondant à une inéquation, classique ou avec une valeur absolue.</text:p>
        </text:list-item>
      </text:list>
      <text:h text:style-name="P4" text:outline-level="1">Séances</text:h>
      <text:h text:style-name="P5" text:outline-level="3">Séance 1 : <text:span text:style-name="T22">introduction</text:span></text:h>
      <text:p text:style-name="P18"><text:span text:style-name="T1">Objectif</text:span> : <text:span text:style-name="T21">Reconnaître l’ensemble auquel un nombre appartient.</text:span></text:p>
      <text:p text:style-name="P18">Le but est surtout de développer une intuition des différents ensembles de nombres, et éventuellement de faire un point historique.</text:p>
      <text:h text:style-name="P5" text:outline-level="3">Séance 2</text:h>
      <text:p text:style-name="P21"><text:span text:style-name="T17">I</text:span><text:span text:style-name="T13">ntervalles : revenir sur la valeur absolue 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9-26T18:26:22.739546260</dc:date>
    <meta:editing-duration>PT50M18S</meta:editing-duration>
    <meta:editing-cycles>29</meta:editing-cycles>
    <meta:document-statistic meta:table-count="0" meta:image-count="0" meta:object-count="3" meta:page-count="2" meta:paragraph-count="34" meta:word-count="311" meta:character-count="1933" meta:non-whitespace-character-count="1675"/>
  </office:meta>
</office:document-meta>
</file>

<file path=Object 1/content.xml><?xml version="1.0" encoding="utf-8"?>
<math xmlns="http://www.w3.org/1998/Math/MathML" display="block">
  <semantics>
    <msqrt>
      <mn>2</mn>
    </msqrt>
    <annotation encoding="StarMath 5.0">sqrt { 2 }</annotation>
  </semantics>
</math>
</file>

<file path=Object 2/content.xml><?xml version="1.0" encoding="utf-8"?>
<math xmlns="http://www.w3.org/1998/Math/MathML" display="block">
  <semantics>
    <mfrac>
      <mn>1</mn>
      <mn>3</mn>
    </mfrac>
    <annotation encoding="StarMath 5.0">{1} over {3} </annotation>
  </semantics>
</math>
</file>

<file path=Object 3/content.xml><?xml version="1.0" encoding="utf-8"?>
<math xmlns="http://www.w3.org/1998/Math/MathML" display="block">
  <semantics>
    <msqrt>
      <mn>2</mn>
    </msqrt>
    <annotation encoding="StarMath 5.0">sqrt{ 2 }</annotation>
  </semantics>
</math>
</file>